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heet1">
        <table:table-row>
          <table:table-cell/>
          <table:table-cell table:style-name="pd1" office:value-type="string" office:string-value="evp_air_m_dot">
            <text:p>evp_air_m_dot</text:p>
          </table:table-cell>
          <table:table-cell table:style-name="pd1" office:value-type="string" office:string-value="cnd_air_m_dot">
            <text:p>cnd_air_m_dot</text:p>
          </table:table-cell>
          <table:table-cell table:style-name="pd1" office:value-type="string" office:string-value="T_evp_air_in">
            <text:p>T_evp_air_in</text:p>
          </table:table-cell>
          <table:table-cell table:style-name="pd1" office:value-type="string" office:string-value="W_evp_air_in">
            <text:p>W_evp_air_in</text:p>
          </table:table-cell>
          <table:table-cell table:style-name="pd1" office:value-type="string" office:string-value="RH_evp_air_in">
            <text:p>RH_evp_air_in</text:p>
          </table:table-cell>
          <table:table-cell table:style-name="pd1" office:value-type="string" office:string-value="T_cnd_air_in">
            <text:p>T_cnd_air_in</text:p>
          </table:table-cell>
          <table:table-cell table:style-name="pd1" office:value-type="string" office:string-value="W_cnd_air_in">
            <text:p>W_cnd_air_in</text:p>
          </table:table-cell>
          <table:table-cell table:style-name="pd1" office:value-type="string" office:string-value="RH_cnd_air_in">
            <text:p>RH_cnd_air_in</text:p>
          </table:table-cell>
          <table:table-cell table:style-name="pd1" office:value-type="string" office:string-value="n_cmp">
            <text:p>n_cmp</text:p>
          </table:table-cell>
          <table:table-cell table:style-name="pd1" office:value-type="string" office:string-value="dT_sh">
            <text:p>dT_sh</text:p>
          </table:table-cell>
          <table:table-cell table:style-name="pd1" office:value-type="string" office:string-value="T_evp_air_out">
            <text:p>T_evp_air_out</text:p>
          </table:table-cell>
          <table:table-cell table:style-name="pd1" office:value-type="string" office:string-value="W_evp_air_out">
            <text:p>W_evp_air_out</text:p>
          </table:table-cell>
          <table:table-cell table:style-name="pd1" office:value-type="string" office:string-value="RH_evp_air_out">
            <text:p>RH_evp_air_out</text:p>
          </table:table-cell>
          <table:table-cell table:style-name="pd1" office:value-type="string" office:string-value="T_cnd_air_out">
            <text:p>T_cnd_air_out</text:p>
          </table:table-cell>
          <table:table-cell table:style-name="pd1" office:value-type="string" office:string-value="W_cnd_air_out">
            <text:p>W_cnd_air_out</text:p>
          </table:table-cell>
          <table:table-cell table:style-name="pd1" office:value-type="string" office:string-value="RH_cnd_air_out">
            <text:p>RH_cnd_air_out</text:p>
          </table:table-cell>
          <table:table-cell table:style-name="pd1" office:value-type="string" office:string-value="evp_Q_dot">
            <text:p>evp_Q_dot</text:p>
          </table:table-cell>
          <table:table-cell table:style-name="pd1" office:value-type="string" office:string-value="cnd_Q_dot">
            <text:p>cnd_Q_dot</text:p>
          </table:table-cell>
          <table:table-cell table:style-name="pd1" office:value-type="string" office:string-value="cmp_W_dot">
            <text:p>cmp_W_dot</text:p>
          </table:table-cell>
          <table:table-cell table:style-name="pd1" office:value-type="string" office:string-value="rfg_m_dot">
            <text:p>rfg_m_dot</text:p>
          </table:table-cell>
          <table:table-cell table:style-name="pd1" office:value-type="string" office:string-value="COP">
            <text:p>COP</text:p>
          </table:table-cell>
          <table:table-cell table:style-name="pd1" office:value-type="string" office:string-value="EER">
            <text:p>EER</text:p>
          </table:table-cell>
          <table:table-cell table:style-name="pd1" office:value-type="string" office:string-value="evp_eps">
            <text:p>evp_eps</text:p>
          </table:table-cell>
          <table:table-cell table:style-name="pd1" office:value-type="string" office:string-value="cnd_eps">
            <text:p>cnd_eps</text:p>
          </table:table-cell>
          <table:table-cell table:style-name="pd1" office:value-type="string" office:string-value="T_evp">
            <text:p>T_evp</text:p>
          </table:table-cell>
          <table:table-cell table:style-name="pd1" office:value-type="string" office:string-value="P_evp">
            <text:p>P_evp</text:p>
          </table:table-cell>
          <table:table-cell table:style-name="pd1" office:value-type="string" office:string-value="T_cnd">
            <text:p>T_cnd</text:p>
          </table:table-cell>
          <table:table-cell table:style-name="pd1" office:value-type="string" office:string-value="P_cnd">
            <text:p>P_cnd</text:p>
          </table:table-cell>
          <table:table-cell table:style-name="pd1" office:value-type="string" office:string-value="dT_sc">
            <text:p>dT_sc</text:p>
          </table:table-cell>
          <table:table-cell table:style-name="pd1" office:value-type="string" office:string-value="T_suction_gas">
            <text:p>T_suction_gas</text:p>
          </table:table-cell>
          <table:table-cell table:style-name="pd1" office:value-type="string" office:string-value="P_suction_gas">
            <text:p>P_suction_gas</text:p>
          </table:table-cell>
          <table:table-cell table:style-name="pd1" office:value-type="string" office:string-value="h_suction_gas">
            <text:p>h_suction_gas</text:p>
          </table:table-cell>
          <table:table-cell table:style-name="pd1" office:value-type="string" office:string-value="T_discharge_gas">
            <text:p>T_discharge_gas</text:p>
          </table:table-cell>
          <table:table-cell table:style-name="pd1" office:value-type="string" office:string-value="P_discharge_gas">
            <text:p>P_discharge_gas</text:p>
          </table:table-cell>
          <table:table-cell table:style-name="pd1" office:value-type="string" office:string-value="h_discharge_gas">
            <text:p>h_discharge_gas</text:p>
          </table:table-cell>
          <table:table-cell table:style-name="pd1" office:value-type="string" office:string-value="T_liquid">
            <text:p>T_liquid</text:p>
          </table:table-cell>
          <table:table-cell table:style-name="pd1" office:value-type="string" office:string-value="P_liquid">
            <text:p>P_liquid</text:p>
          </table:table-cell>
          <table:table-cell table:style-name="pd1" office:value-type="string" office:string-value="h_liquid">
            <text:p>h_liquid</text:p>
          </table:table-cell>
          <table:table-cell table:style-name="pd1" office:value-type="string" office:string-value="T_mixture">
            <text:p>T_mixture</text:p>
          </table:table-cell>
          <table:table-cell table:style-name="pd1" office:value-type="string" office:string-value="P_mixture">
            <text:p>P_mixture</text:p>
          </table:table-cell>
          <table:table-cell table:style-name="pd1" office:value-type="string" office:string-value="h_mixture">
            <text:p>h_mixture</text:p>
          </table:table-cell>
          <table:table-cell table:style-name="pd1" office:value-type="string" office:string-value="x_mixture">
            <text:p>x_mixture</text:p>
          </table:table-cell>
          <table:table-cell table:style-name="pd1" office:value-type="string" office:string-value="evp_air_dP">
            <text:p>evp_air_dP</text:p>
          </table:table-cell>
          <table:table-cell table:style-name="pd1" office:value-type="string" office:string-value="cnd_air_dP">
            <text:p>cnd_air_dP</text:p>
          </table:table-cell>
        </table:table-row>
        <table:table-row>
          <table:table-cell table:style-name="pd1" office:value-type="float" office:value="0">
            <text:p/>
          </table:table-cell>
          <table:table-cell office:value-type="float" office:value="1500.0">
            <text:p>1500.0</text:p>
          </table:table-cell>
          <table:table-cell office:value-type="float" office:value="3216.315">
            <text:p>3216.315</text:p>
          </table:table-cell>
          <table:table-cell office:value-type="float" office:value="24.0">
            <text:p>24.0</text:p>
          </table:table-cell>
          <table:table-cell office:value-type="float" office:value="9.340309771055285">
            <text:p>9.340309771055285</text:p>
          </table:table-cell>
          <table:table-cell office:value-type="float" office:value="50.0">
            <text:p>50.0</text:p>
          </table:table-cell>
          <table:table-cell office:value-type="float" office:value="35.0">
            <text:p>35.0</text:p>
          </table:table-cell>
          <table:table-cell office:value-type="float" office:value="10.589892305191343">
            <text:p>10.589892305191343</text:p>
          </table:table-cell>
          <table:table-cell office:value-type="float" office:value="30.0">
            <text:p>30.0</text:p>
          </table:table-cell>
          <table:table-cell office:value-type="float" office:value="2100">
            <text:p>2100</text:p>
          </table:table-cell>
          <table:table-cell office:value-type="float" office:value="10">
            <text:p>10</text:p>
          </table:table-cell>
          <table:table-cell office:value-type="float" office:value="16.12040099065814">
            <text:p>16.12040099065814</text:p>
          </table:table-cell>
          <table:table-cell office:value-type="float" office:value="8.413360415952534">
            <text:p>8.413360415952534</text:p>
          </table:table-cell>
          <table:table-cell office:value-type="float" office:value="73.48531373222865">
            <text:p>73.48531373222865</text:p>
          </table:table-cell>
          <table:table-cell office:value-type="float" office:value="40.880372898210396">
            <text:p>40.880372898210396</text:p>
          </table:table-cell>
          <table:table-cell office:value-type="float" office:value="10.589892305191343">
            <text:p>10.589892305191343</text:p>
          </table:table-cell>
          <table:table-cell office:value-type="float" office:value="21.816019092422366">
            <text:p>21.816019092422366</text:p>
          </table:table-cell>
          <table:table-cell office:value-type="float" office:value="4.1878673098013435">
            <text:p>4.1878673098013435</text:p>
          </table:table-cell>
          <table:table-cell office:value-type="float" office:value="5.39161074180198">
            <text:p>5.39161074180198</text:p>
          </table:table-cell>
          <table:table-cell office:value-type="float" office:value="1.2122961769132283">
            <text:p>1.2122961769132283</text:p>
          </table:table-cell>
          <table:table-cell office:value-type="float" office:value="92.14670028778778">
            <text:p>92.14670028778778</text:p>
          </table:table-cell>
          <table:table-cell office:value-type="float" office:value="4.447436892468144">
            <text:p>4.447436892468144</text:p>
          </table:table-cell>
          <table:table-cell office:value-type="float" office:value="3.454491888660881">
            <text:p>3.454491888660881</text:p>
          </table:table-cell>
          <table:table-cell office:value-type="float" office:value="0.506263544268782">
            <text:p>0.506263544268782</text:p>
          </table:table-cell>
          <table:table-cell office:value-type="float" office:value="0.4675621045627783">
            <text:p>0.4675621045627783</text:p>
          </table:table-cell>
          <table:table-cell office:value-type="float" office:value="9.546998596193305">
            <text:p>9.546998596193305</text:p>
          </table:table-cell>
          <table:table-cell office:value-type="float" office:value="4.083708589460346">
            <text:p>4.083708589460346</text:p>
          </table:table-cell>
          <table:table-cell office:value-type="float" office:value="46.257789611815724">
            <text:p>46.257789611815724</text:p>
          </table:table-cell>
          <table:table-cell office:value-type="float" office:value="11.982490283963905">
            <text:p>11.982490283963905</text:p>
          </table:table-cell>
          <table:table-cell office:value-type="float" office:value="10.480802955486354">
            <text:p>10.480802955486354</text:p>
          </table:table-cell>
          <table:table-cell office:value-type="float" office:value="19.546998596193305">
            <text:p>19.546998596193305</text:p>
          </table:table-cell>
          <table:table-cell office:value-type="float" office:value="4.083708589071939">
            <text:p>4.083708589071939</text:p>
          </table:table-cell>
          <table:table-cell office:value-type="float" office:value="413.39470236328714">
            <text:p>413.39470236328714</text:p>
          </table:table-cell>
          <table:table-cell office:value-type="float" office:value="81.11862484314952">
            <text:p>81.11862484314952</text:p>
          </table:table-cell>
          <table:table-cell office:value-type="float" office:value="11.982490283963905">
            <text:p>11.982490283963905</text:p>
          </table:table-cell>
          <table:table-cell office:value-type="float" office:value="460.75685665901307">
            <text:p>460.75685665901307</text:p>
          </table:table-cell>
          <table:table-cell office:value-type="float" office:value="35.77698665632937">
            <text:p>35.77698665632937</text:p>
          </table:table-cell>
          <table:table-cell office:value-type="float" office:value="11.982490282308017">
            <text:p>11.982490282308017</text:p>
          </table:table-cell>
          <table:table-cell office:value-type="float" office:value="250.11666433668947">
            <text:p>250.11666433668947</text:p>
          </table:table-cell>
          <table:table-cell office:value-type="float" office:value="9.546998596193305">
            <text:p>9.546998596193305</text:p>
          </table:table-cell>
          <table:table-cell office:value-type="float" office:value="4.083708589460346">
            <text:p>4.083708589460346</text:p>
          </table:table-cell>
          <table:table-cell office:value-type="float" office:value="250.11666433668947">
            <text:p>250.11666433668947</text:p>
          </table:table-cell>
          <table:table-cell office:value-type="float" office:value="19.4448666746825">
            <text:p>19.4448666746825</text:p>
          </table:table-cell>
          <table:table-cell office:value-type="float" office:value="22.595960074605323">
            <text:p>22.595960074605323</text:p>
          </table:table-cell>
          <table:table-cell office:value-type="float" office:value="52.20838730893137">
            <text:p>52.20838730893137</text:p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float" office:value="1500.0">
            <text:p>1500.0</text:p>
          </table:table-cell>
          <table:table-cell office:value-type="float" office:value="3216.315">
            <text:p>3216.315</text:p>
          </table:table-cell>
          <table:table-cell office:value-type="float" office:value="24.0">
            <text:p>24.0</text:p>
          </table:table-cell>
          <table:table-cell office:value-type="float" office:value="9.340309771055285">
            <text:p>9.340309771055285</text:p>
          </table:table-cell>
          <table:table-cell office:value-type="float" office:value="50.0">
            <text:p>50.0</text:p>
          </table:table-cell>
          <table:table-cell office:value-type="float" office:value="35.0">
            <text:p>35.0</text:p>
          </table:table-cell>
          <table:table-cell office:value-type="float" office:value="10.589892305191343">
            <text:p>10.589892305191343</text:p>
          </table:table-cell>
          <table:table-cell office:value-type="float" office:value="30.0">
            <text:p>30.0</text:p>
          </table:table-cell>
          <table:table-cell office:value-type="float" office:value="2400">
            <text:p>2400</text:p>
          </table:table-cell>
          <table:table-cell office:value-type="float" office:value="10">
            <text:p>10</text:p>
          </table:table-cell>
          <table:table-cell office:value-type="float" office:value="15.686020006156241">
            <text:p>15.686020006156241</text:p>
          </table:table-cell>
          <table:table-cell office:value-type="float" office:value="8.238799846563278">
            <text:p>8.238799846563278</text:p>
          </table:table-cell>
          <table:table-cell office:value-type="float" office:value="74.00851261825385">
            <text:p>74.00851261825385</text:p>
          </table:table-cell>
          <table:table-cell office:value-type="float" office:value="41.71198208032047">
            <text:p>41.71198208032047</text:p>
          </table:table-cell>
          <table:table-cell office:value-type="float" office:value="10.589892305191343">
            <text:p>10.589892305191343</text:p>
          </table:table-cell>
          <table:table-cell office:value-type="float" office:value="20.877738682879524">
            <text:p>20.877738682879524</text:p>
          </table:table-cell>
          <table:table-cell office:value-type="float" office:value="4.7058556502638">
            <text:p>4.7058556502638</text:p>
          </table:table-cell>
          <table:table-cell office:value-type="float" office:value="6.15337233345456">
            <text:p>6.15337233345456</text:p>
          </table:table-cell>
          <table:table-cell office:value-type="float" office:value="1.451044581406748">
            <text:p>1.451044581406748</text:p>
          </table:table-cell>
          <table:table-cell office:value-type="float" office:value="103.98905216965713">
            <text:p>103.98905216965713</text:p>
          </table:table-cell>
          <table:table-cell office:value-type="float" office:value="4.240650089116513">
            <text:p>4.240650089116513</text:p>
          </table:table-cell>
          <table:table-cell office:value-type="float" office:value="3.2430813708711836">
            <text:p>3.2430813708711836</text:p>
          </table:table-cell>
          <table:table-cell office:value-type="float" office:value="0.5290011648431764">
            <text:p>0.5290011648431764</text:p>
          </table:table-cell>
          <table:table-cell office:value-type="float" office:value="0.4205243522452136">
            <text:p>0.4205243522452136</text:p>
          </table:table-cell>
          <table:table-cell office:value-type="float" office:value="8.918592047692584">
            <text:p>8.918592047692584</text:p>
          </table:table-cell>
          <table:table-cell office:value-type="float" office:value="3.9983818575555823">
            <text:p>3.9983818575555823</text:p>
          </table:table-cell>
          <table:table-cell office:value-type="float" office:value="49.34070432299882">
            <text:p>49.34070432299882</text:p>
          </table:table-cell>
          <table:table-cell office:value-type="float" office:value="12.962013954520897">
            <text:p>12.962013954520897</text:p>
          </table:table-cell>
          <table:table-cell office:value-type="float" office:value="13.48426780442469">
            <text:p>13.48426780442469</text:p>
          </table:table-cell>
          <table:table-cell office:value-type="float" office:value="18.918592047692584">
            <text:p>18.918592047692584</text:p>
          </table:table-cell>
          <table:table-cell office:value-type="float" office:value="3.9983818571991665">
            <text:p>3.9983818571991665</text:p>
          </table:table-cell>
          <table:table-cell office:value-type="float" office:value="413.0134396021434">
            <text:p>413.0134396021434</text:p>
          </table:table-cell>
          <table:table-cell office:value-type="float" office:value="84.74411837675399">
            <text:p>84.74411837675399</text:p>
          </table:table-cell>
          <table:table-cell office:value-type="float" office:value="12.962013954520897">
            <text:p>12.962013954520897</text:p>
          </table:table-cell>
          <table:table-cell office:value-type="float" office:value="463.2471938681342">
            <text:p>463.2471938681342</text:p>
          </table:table-cell>
          <table:table-cell office:value-type="float" office:value="35.85643651857413">
            <text:p>35.85643651857413</text:p>
          </table:table-cell>
          <table:table-cell office:value-type="float" office:value="12.962013951980472">
            <text:p>12.962013951980472</text:p>
          </table:table-cell>
          <table:table-cell office:value-type="float" office:value="250.2234193625698">
            <text:p>250.2234193625698</text:p>
          </table:table-cell>
          <table:table-cell office:value-type="float" office:value="8.918592047692584">
            <text:p>8.918592047692584</text:p>
          </table:table-cell>
          <table:table-cell office:value-type="float" office:value="3.9983818575555823">
            <text:p>3.9983818575555823</text:p>
          </table:table-cell>
          <table:table-cell office:value-type="float" office:value="250.2234193625698">
            <text:p>250.2234193625698</text:p>
          </table:table-cell>
          <table:table-cell office:value-type="float" office:value="19.898316930679666">
            <text:p>19.898316930679666</text:p>
          </table:table-cell>
          <table:table-cell office:value-type="float" office:value="22.53038707741117">
            <text:p>22.53038707741117</text:p>
          </table:table-cell>
          <table:table-cell office:value-type="float" office:value="52.2995258144835">
            <text:p>52.2995258144835</text:p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float" office:value="1500.0">
            <text:p>1500.0</text:p>
          </table:table-cell>
          <table:table-cell office:value-type="float" office:value="3216.315">
            <text:p>3216.315</text:p>
          </table:table-cell>
          <table:table-cell office:value-type="float" office:value="24.0">
            <text:p>24.0</text:p>
          </table:table-cell>
          <table:table-cell office:value-type="float" office:value="9.340309771055285">
            <text:p>9.340309771055285</text:p>
          </table:table-cell>
          <table:table-cell office:value-type="float" office:value="50.0">
            <text:p>50.0</text:p>
          </table:table-cell>
          <table:table-cell office:value-type="float" office:value="35.0">
            <text:p>35.0</text:p>
          </table:table-cell>
          <table:table-cell office:value-type="float" office:value="10.589892305191343">
            <text:p>10.589892305191343</text:p>
          </table:table-cell>
          <table:table-cell office:value-type="float" office:value="30.0">
            <text:p>30.0</text:p>
          </table:table-cell>
          <table:table-cell office:value-type="float" office:value="2700">
            <text:p>2700</text:p>
          </table:table-cell>
          <table:table-cell office:value-type="float" office:value="10">
            <text:p>10</text:p>
          </table:table-cell>
          <table:table-cell office:value-type="float" office:value="15.500372717171444">
            <text:p>15.500372717171444</text:p>
          </table:table-cell>
          <table:table-cell office:value-type="float" office:value="8.16447797393045">
            <text:p>8.16447797393045</text:p>
          </table:table-cell>
          <table:table-cell office:value-type="float" office:value="74.2278433077886">
            <text:p>74.2278433077886</text:p>
          </table:table-cell>
          <table:table-cell office:value-type="float" office:value="42.33286862371625">
            <text:p>42.33286862371625</text:p>
          </table:table-cell>
          <table:table-cell office:value-type="float" office:value="10.589892305191343">
            <text:p>10.589892305191343</text:p>
          </table:table-cell>
          <table:table-cell office:value-type="float" office:value="20.207087565636563">
            <text:p>20.207087565636563</text:p>
          </table:table-cell>
          <table:table-cell office:value-type="float" office:value="4.862979457519847">
            <text:p>4.862979457519847</text:p>
          </table:table-cell>
          <table:table-cell office:value-type="float" office:value="6.719182312699597">
            <text:p>6.719182312699597</text:p>
          </table:table-cell>
          <table:table-cell office:value-type="float" office:value="1.8556230675823358">
            <text:p>1.8556230675823358</text:p>
          </table:table-cell>
          <table:table-cell office:value-type="float" office:value="109.38519214509387">
            <text:p>109.38519214509387</text:p>
          </table:table-cell>
          <table:table-cell office:value-type="float" office:value="3.6209844715144235">
            <text:p>3.6209844715144235</text:p>
          </table:table-cell>
          <table:table-cell office:value-type="float" office:value="2.620672022500643">
            <text:p>2.620672022500643</text:p>
          </table:table-cell>
          <table:table-cell office:value-type="float" office:value="0.5306055501703175">
            <text:p>0.5306055501703175</text:p>
          </table:table-cell>
          <table:table-cell office:value-type="float" office:value="0.24446184131338933">
            <text:p>0.24446184131338933</text:p>
          </table:table-cell>
          <table:table-cell office:value-type="float" office:value="8.644788606463578">
            <text:p>8.644788606463578</text:p>
          </table:table-cell>
          <table:table-cell office:value-type="float" office:value="3.9616326359235323">
            <text:p>3.9616326359235323</text:p>
          </table:table-cell>
          <table:table-cell office:value-type="float" office:value="62.45573664504502">
            <text:p>62.45573664504502</text:p>
          </table:table-cell>
          <table:table-cell office:value-type="float" office:value="17.81669090996784">
            <text:p>17.81669090996784</text:p>
          </table:table-cell>
          <table:table-cell office:value-type="float" office:value="24.824295216720714">
            <text:p>24.824295216720714</text:p>
          </table:table-cell>
          <table:table-cell office:value-type="float" office:value="18.644788606463578">
            <text:p>18.644788606463578</text:p>
          </table:table-cell>
          <table:table-cell office:value-type="float" office:value="3.961632635580264">
            <text:p>3.961632635580264</text:p>
          </table:table-cell>
          <table:table-cell office:value-type="float" office:value="412.8470460069418">
            <text:p>412.8470460069418</text:p>
          </table:table-cell>
          <table:table-cell office:value-type="float" office:value="100.36464587697066">
            <text:p>100.36464587697066</text:p>
          </table:table-cell>
          <table:table-cell office:value-type="float" office:value="17.81669090996784">
            <text:p>17.81669090996784</text:p>
          </table:table-cell>
          <table:table-cell office:value-type="float" office:value="473.9178629269942">
            <text:p>473.9178629269942</text:p>
          </table:table-cell>
          <table:table-cell office:value-type="float" office:value="37.63144142832431">
            <text:p>37.63144142832431</text:p>
          </table:table-cell>
          <table:table-cell office:value-type="float" office:value="17.81669089395934">
            <text:p>17.81669089395934</text:p>
          </table:table-cell>
          <table:table-cell office:value-type="float" office:value="252.78138319550538">
            <text:p>252.78138319550538</text:p>
          </table:table-cell>
          <table:table-cell office:value-type="float" office:value="8.644788606463578">
            <text:p>8.644788606463578</text:p>
          </table:table-cell>
          <table:table-cell office:value-type="float" office:value="3.9616326359235323">
            <text:p>3.9616326359235323</text:p>
          </table:table-cell>
          <table:table-cell office:value-type="float" office:value="252.78138319550538">
            <text:p>252.78138319550538</text:p>
          </table:table-cell>
          <table:table-cell office:value-type="float" office:value="21.40415935962619">
            <text:p>21.40415935962619</text:p>
          </table:table-cell>
          <table:table-cell office:value-type="float" office:value="22.501644538843852">
            <text:p>22.501644538843852</text:p>
          </table:table-cell>
          <table:table-cell office:value-type="float" office:value="52.43341123539736">
            <text:p>52.43341123539736</text:p>
          </table:table-cell>
        </table:table-row>
        <table:table-row>
          <table:table-cell table:style-name="pd1" office:value-type="float" office:value="3">
            <text:p>3</text:p>
          </table:table-cell>
          <table:table-cell office:value-type="float" office:value="1500.0">
            <text:p>1500.0</text:p>
          </table:table-cell>
          <table:table-cell office:value-type="float" office:value="3216.315">
            <text:p>3216.315</text:p>
          </table:table-cell>
          <table:table-cell office:value-type="float" office:value="24.0">
            <text:p>24.0</text:p>
          </table:table-cell>
          <table:table-cell office:value-type="float" office:value="9.340309771055285">
            <text:p>9.340309771055285</text:p>
          </table:table-cell>
          <table:table-cell office:value-type="float" office:value="50.0">
            <text:p>50.0</text:p>
          </table:table-cell>
          <table:table-cell office:value-type="float" office:value="35.0">
            <text:p>35.0</text:p>
          </table:table-cell>
          <table:table-cell office:value-type="float" office:value="10.589892305191343">
            <text:p>10.589892305191343</text:p>
          </table:table-cell>
          <table:table-cell office:value-type="float" office:value="30.0">
            <text:p>30.0</text:p>
          </table:table-cell>
          <table:table-cell office:value-type="float" office:value="3000">
            <text:p>3000</text:p>
          </table:table-cell>
          <table:table-cell office:value-type="float" office:value="10">
            <text:p>10</text:p>
          </table:table-cell>
          <table:table-cell office:value-type="float" office:value="14.779550399188452">
            <text:p>14.779550399188452</text:p>
          </table:table-cell>
          <table:table-cell office:value-type="float" office:value="7.882342478395473">
            <text:p>7.882342478395473</text:p>
          </table:table-cell>
          <table:table-cell office:value-type="float" office:value="75.09851034650885">
            <text:p>75.09851034650885</text:p>
          </table:table-cell>
          <table:table-cell office:value-type="float" office:value="42.897922833986">
            <text:p>42.897922833986</text:p>
          </table:table-cell>
          <table:table-cell office:value-type="float" office:value="10.589892305191343">
            <text:p>10.589892305191343</text:p>
          </table:table-cell>
          <table:table-cell office:value-type="float" office:value="19.61797193138254">
            <text:p>19.61797193138254</text:p>
          </table:table-cell>
          <table:table-cell office:value-type="float" office:value="5.466569124799028">
            <text:p>5.466569124799028</text:p>
          </table:table-cell>
          <table:table-cell office:value-type="float" office:value="7.243641876908622">
            <text:p>7.243641876908622</text:p>
          </table:table-cell>
          <table:table-cell office:value-type="float" office:value="1.7713729528590667">
            <text:p>1.7713729528590667</text:p>
          </table:table-cell>
          <table:table-cell office:value-type="float" office:value="128.98696765497556">
            <text:p>128.98696765497556</text:p>
          </table:table-cell>
          <table:table-cell office:value-type="float" office:value="4.089281065976024">
            <text:p>4.089281065976024</text:p>
          </table:table-cell>
          <table:table-cell office:value-type="float" office:value="3.0860633363379333">
            <text:p>3.0860633363379333</text:p>
          </table:table-cell>
          <table:table-cell office:value-type="float" office:value="0.5362346698972017">
            <text:p>0.5362346698972017</text:p>
          </table:table-cell>
          <table:table-cell office:value-type="float" office:value="0.5646523318665893">
            <text:p>0.5646523318665893</text:p>
          </table:table-cell>
          <table:table-cell office:value-type="float" office:value="7.580129663276409">
            <text:p>7.580129663276409</text:p>
          </table:table-cell>
          <table:table-cell office:value-type="float" office:value="3.821181572103297">
            <text:p>3.821181572103297</text:p>
          </table:table-cell>
          <table:table-cell office:value-type="float" office:value="46.78032675199205">
            <text:p>46.78032675199205</text:p>
          </table:table-cell>
          <table:table-cell office:value-type="float" office:value="12.14446821127802">
            <text:p>12.14446821127802</text:p>
          </table:table-cell>
          <table:table-cell office:value-type="float" office:value="4.717463418525881">
            <text:p>4.717463418525881</text:p>
          </table:table-cell>
          <table:table-cell office:value-type="float" office:value="17.58012966327641">
            <text:p>17.58012966327641</text:p>
          </table:table-cell>
          <table:table-cell office:value-type="float" office:value="3.8211815718069273">
            <text:p>3.8211815718069273</text:p>
          </table:table-cell>
          <table:table-cell office:value-type="float" office:value="412.19848683010696">
            <text:p>412.19848683010696</text:p>
          </table:table-cell>
          <table:table-cell office:value-type="float" office:value="82.1595286483543">
            <text:p>82.1595286483543</text:p>
          </table:table-cell>
          <table:table-cell office:value-type="float" office:value="12.14446821127802">
            <text:p>12.14446821127802</text:p>
          </table:table-cell>
          <table:table-cell office:value-type="float" office:value="461.6371452171289">
            <text:p>461.6371452171289</text:p>
          </table:table-cell>
          <table:table-cell office:value-type="float" office:value="42.06286333346617">
            <text:p>42.06286333346617</text:p>
          </table:table-cell>
          <table:table-cell office:value-type="float" office:value="12.14446821048979">
            <text:p>12.14446821048979</text:p>
          </table:table-cell>
          <table:table-cell office:value-type="float" office:value="259.4685755471748">
            <text:p>259.4685755471748</text:p>
          </table:table-cell>
          <table:table-cell office:value-type="float" office:value="7.580129663276409">
            <text:p>7.580129663276409</text:p>
          </table:table-cell>
          <table:table-cell office:value-type="float" office:value="3.821181572103297">
            <text:p>3.821181572103297</text:p>
          </table:table-cell>
          <table:table-cell office:value-type="float" office:value="259.4685755471748">
            <text:p>259.4685755471748</text:p>
          </table:table-cell>
          <table:table-cell office:value-type="float" office:value="25.53472344033072">
            <text:p>25.53472344033072</text:p>
          </table:table-cell>
          <table:table-cell office:value-type="float" office:value="22.39514242731216">
            <text:p>22.39514242731216</text:p>
          </table:table-cell>
          <table:table-cell office:value-type="float" office:value="52.90024631734531">
            <text:p>52.90024631734531</text:p>
          </table:table-cell>
        </table:table-row>
        <table:table-row>
          <table:table-cell table:style-name="pd1" office:value-type="float" office:value="4">
            <text:p>4</text:p>
          </table:table-cell>
          <table:table-cell office:value-type="float" office:value="1500.0">
            <text:p>1500.0</text:p>
          </table:table-cell>
          <table:table-cell office:value-type="float" office:value="3216.315">
            <text:p>3216.315</text:p>
          </table:table-cell>
          <table:table-cell office:value-type="float" office:value="24.0">
            <text:p>24.0</text:p>
          </table:table-cell>
          <table:table-cell office:value-type="float" office:value="9.340309771055285">
            <text:p>9.340309771055285</text:p>
          </table:table-cell>
          <table:table-cell office:value-type="float" office:value="50.0">
            <text:p>50.0</text:p>
          </table:table-cell>
          <table:table-cell office:value-type="float" office:value="35.0">
            <text:p>35.0</text:p>
          </table:table-cell>
          <table:table-cell office:value-type="float" office:value="10.589892305191343">
            <text:p>10.589892305191343</text:p>
          </table:table-cell>
          <table:table-cell office:value-type="float" office:value="30.0">
            <text:p>30.0</text:p>
          </table:table-cell>
          <table:table-cell office:value-type="float" office:value="3300">
            <text:p>3300</text:p>
          </table:table-cell>
          <table:table-cell office:value-type="float" office:value="10">
            <text:p>10</text:p>
          </table:table-cell>
          <table:table-cell office:value-type="float" office:value="14.22047515583472">
            <text:p>14.22047515583472</text:p>
          </table:table-cell>
          <table:table-cell office:value-type="float" office:value="7.675230943998627">
            <text:p>7.675230943998627</text:p>
          </table:table-cell>
          <table:table-cell office:value-type="float" office:value="75.84238369303013">
            <text:p>75.84238369303013</text:p>
          </table:table-cell>
          <table:table-cell office:value-type="float" office:value="43.66874911669288">
            <text:p>43.66874911669288</text:p>
          </table:table-cell>
          <table:table-cell office:value-type="float" office:value="10.589892305191343">
            <text:p>10.589892305191343</text:p>
          </table:table-cell>
          <table:table-cell office:value-type="float" office:value="18.84556426425665">
            <text:p>18.84556426425665</text:p>
          </table:table-cell>
          <table:table-cell office:value-type="float" office:value="5.922256250508391">
            <text:p>5.922256250508391</text:p>
          </table:table-cell>
          <table:table-cell office:value-type="float" office:value="7.94787238072243">
            <text:p>7.94787238072243</text:p>
          </table:table-cell>
          <table:table-cell office:value-type="float" office:value="2.0256397705029228">
            <text:p>2.0256397705029228</text:p>
          </table:table-cell>
          <table:table-cell office:value-type="float" office:value="135.64219086670298">
            <text:p>135.64219086670298</text:p>
          </table:table-cell>
          <table:table-cell office:value-type="float" office:value="3.9236356317930823">
            <text:p>3.9236356317930823</text:p>
          </table:table-cell>
          <table:table-cell office:value-type="float" office:value="2.9236473023226743">
            <text:p>2.9236473023226743</text:p>
          </table:table-cell>
          <table:table-cell office:value-type="float" office:value="0.5429782386979131">
            <text:p>0.5429782386979131</text:p>
          </table:table-cell>
          <table:table-cell office:value-type="float" office:value="0.46187314863618095">
            <text:p>0.46187314863618095</text:p>
          </table:table-cell>
          <table:table-cell office:value-type="float" office:value="6.814235687257337">
            <text:p>6.814235687257337</text:p>
          </table:table-cell>
          <table:table-cell office:value-type="float" office:value="3.7225207287469986">
            <text:p>3.7225207287469986</text:p>
          </table:table-cell>
          <table:table-cell office:value-type="float" office:value="51.378078460988036">
            <text:p>51.378078460988036</text:p>
          </table:table-cell>
          <table:table-cell office:value-type="float" office:value="13.641519775313242">
            <text:p>13.641519775313242</text:p>
          </table:table-cell>
          <table:table-cell office:value-type="float" office:value="12.583983887573652">
            <text:p>12.583983887573652</text:p>
          </table:table-cell>
          <table:table-cell office:value-type="float" office:value="16.814235687257337">
            <text:p>16.814235687257337</text:p>
          </table:table-cell>
          <table:table-cell office:value-type="float" office:value="3.7225207284805566">
            <text:p>3.7225207284805566</text:p>
          </table:table-cell>
          <table:table-cell office:value-type="float" office:value="411.73042276655167">
            <text:p>411.73042276655167</text:p>
          </table:table-cell>
          <table:table-cell office:value-type="float" office:value="87.69400056963786">
            <text:p>87.69400056963786</text:p>
          </table:table-cell>
          <table:table-cell office:value-type="float" office:value="13.641519775313242">
            <text:p>13.641519775313242</text:p>
          </table:table-cell>
          <table:table-cell office:value-type="float" office:value="465.4917423617962">
            <text:p>465.4917423617962</text:p>
          </table:table-cell>
          <table:table-cell office:value-type="float" office:value="38.794094573414384">
            <text:p>38.794094573414384</text:p>
          </table:table-cell>
          <table:table-cell office:value-type="float" office:value="13.641519772416665">
            <text:p>13.641519772416665</text:p>
          </table:table-cell>
          <table:table-cell office:value-type="float" office:value="254.55191318491123">
            <text:p>254.55191318491123</text:p>
          </table:table-cell>
          <table:table-cell office:value-type="float" office:value="6.814235687257337">
            <text:p>6.814235687257337</text:p>
          </table:table-cell>
          <table:table-cell office:value-type="float" office:value="3.7225207287469986">
            <text:p>3.7225207287469986</text:p>
          </table:table-cell>
          <table:table-cell office:value-type="float" office:value="254.55191318491123">
            <text:p>254.55191318491123</text:p>
          </table:table-cell>
          <table:table-cell office:value-type="float" office:value="23.45097266901625">
            <text:p>23.45097266901625</text:p>
          </table:table-cell>
          <table:table-cell office:value-type="float" office:value="22.307079660315463">
            <text:p>22.307079660315463</text:p>
          </table:table-cell>
          <table:table-cell office:value-type="float" office:value="52.76007389365013">
            <text:p>52.76007389365013</text:p>
          </table:table-cell>
        </table:table-row>
        <table:table-row>
          <table:table-cell table:style-name="pd1" office:value-type="float" office:value="5">
            <text:p>5</text:p>
          </table:table-cell>
          <table:table-cell office:value-type="float" office:value="1500.0">
            <text:p>1500.0</text:p>
          </table:table-cell>
          <table:table-cell office:value-type="float" office:value="3216.315">
            <text:p>3216.315</text:p>
          </table:table-cell>
          <table:table-cell office:value-type="float" office:value="24.0">
            <text:p>24.0</text:p>
          </table:table-cell>
          <table:table-cell office:value-type="float" office:value="9.340309771055285">
            <text:p>9.340309771055285</text:p>
          </table:table-cell>
          <table:table-cell office:value-type="float" office:value="50.0">
            <text:p>50.0</text:p>
          </table:table-cell>
          <table:table-cell office:value-type="float" office:value="35.0">
            <text:p>35.0</text:p>
          </table:table-cell>
          <table:table-cell office:value-type="float" office:value="10.589892305191343">
            <text:p>10.589892305191343</text:p>
          </table:table-cell>
          <table:table-cell office:value-type="float" office:value="30.0">
            <text:p>30.0</text:p>
          </table:table-cell>
          <table:table-cell office:value-type="float" office:value="3600">
            <text:p>3600</text:p>
          </table:table-cell>
          <table:table-cell office:value-type="float" office:value="10">
            <text:p>10</text:p>
          </table:table-cell>
          <table:table-cell office:value-type="float" office:value="13.79285077057483">
            <text:p>13.79285077057483</text:p>
          </table:table-cell>
          <table:table-cell office:value-type="float" office:value="7.517187948025585">
            <text:p>7.517187948025585</text:p>
          </table:table-cell>
          <table:table-cell office:value-type="float" office:value="76.39086236469458">
            <text:p>76.39086236469458</text:p>
          </table:table-cell>
          <table:table-cell office:value-type="float" office:value="44.258151350003004">
            <text:p>44.258151350003004</text:p>
          </table:table-cell>
          <table:table-cell office:value-type="float" office:value="10.589892305191343">
            <text:p>10.589892305191343</text:p>
          </table:table-cell>
          <table:table-cell office:value-type="float" office:value="18.278269514602467">
            <text:p>18.278269514602467</text:p>
          </table:table-cell>
          <table:table-cell office:value-type="float" office:value="6.270254606860355">
            <text:p>6.270254606860355</text:p>
          </table:table-cell>
          <table:table-cell office:value-type="float" office:value="8.487943159875668">
            <text:p>8.487943159875668</text:p>
          </table:table-cell>
          <table:table-cell office:value-type="float" office:value="2.2168169829772904">
            <text:p>2.2168169829772904</text:p>
          </table:table-cell>
          <table:table-cell office:value-type="float" office:value="144.2106163550936">
            <text:p>144.2106163550936</text:p>
          </table:table-cell>
          <table:table-cell office:value-type="float" office:value="3.8288876461402594">
            <text:p>3.8288876461402594</text:p>
          </table:table-cell>
          <table:table-cell office:value-type="float" office:value="2.828494483310528">
            <text:p>2.828494483310528</text:p>
          </table:table-cell>
          <table:table-cell office:value-type="float" office:value="0.5459968037913249">
            <text:p>0.5459968037913249</text:p>
          </table:table-cell>
          <table:table-cell office:value-type="float" office:value="0.4566377313869849">
            <text:p>0.4566377313869849</text:p>
          </table:table-cell>
          <table:table-cell office:value-type="float" office:value="6.188982951642231">
            <text:p>6.188982951642231</text:p>
          </table:table-cell>
          <table:table-cell office:value-type="float" office:value="3.643430978176801">
            <text:p>3.643430978176801</text:p>
          </table:table-cell>
          <table:table-cell office:value-type="float" office:value="52.64570215353592">
            <text:p>52.64570215353592</text:p>
          </table:table-cell>
          <table:table-cell office:value-type="float" office:value="14.077578432660374">
            <text:p>14.077578432660374</text:p>
          </table:table-cell>
          <table:table-cell office:value-type="float" office:value="13.68128274960111">
            <text:p>13.68128274960111</text:p>
          </table:table-cell>
          <table:table-cell office:value-type="float" office:value="16.18898295164223">
            <text:p>16.18898295164223</text:p>
          </table:table-cell>
          <table:table-cell office:value-type="float" office:value="3.643430977932654">
            <text:p>3.643430977932654</text:p>
          </table:table-cell>
          <table:table-cell office:value-type="float" office:value="411.3473939690328">
            <text:p>411.3473939690328</text:p>
          </table:table-cell>
          <table:table-cell office:value-type="float" office:value="89.34402240588815">
            <text:p>89.34402240588815</text:p>
          </table:table-cell>
          <table:table-cell office:value-type="float" office:value="14.077578432660374">
            <text:p>14.077578432660374</text:p>
          </table:table-cell>
          <table:table-cell office:value-type="float" office:value="466.6868782621891">
            <text:p>466.6868782621891</text:p>
          </table:table-cell>
          <table:table-cell office:value-type="float" office:value="38.96441940393481">
            <text:p>38.96441940393481</text:p>
          </table:table-cell>
          <table:table-cell office:value-type="float" office:value="14.077578429198248">
            <text:p>14.077578429198248</text:p>
          </table:table-cell>
          <table:table-cell office:value-type="float" office:value="254.79821050757596">
            <text:p>254.79821050757596</text:p>
          </table:table-cell>
          <table:table-cell office:value-type="float" office:value="6.188982951642231">
            <text:p>6.188982951642231</text:p>
          </table:table-cell>
          <table:table-cell office:value-type="float" office:value="3.643430978176801">
            <text:p>3.643430978176801</text:p>
          </table:table-cell>
          <table:table-cell office:value-type="float" office:value="254.79821050757596">
            <text:p>254.79821050757596</text:p>
          </table:table-cell>
          <table:table-cell office:value-type="float" office:value="23.957387938683457">
            <text:p>23.957387938683457</text:p>
          </table:table-cell>
          <table:table-cell office:value-type="float" office:value="22.234159176852742">
            <text:p>22.234159176852742</text:p>
          </table:table-cell>
          <table:table-cell office:value-type="float" office:value="52.886794091416704">
            <text:p>52.886794091416704</text:p>
          </table:table-cell>
        </table:table-row>
        <table:table-row>
          <table:table-cell table:style-name="pd1" office:value-type="float" office:value="6">
            <text:p>6</text:p>
          </table:table-cell>
          <table:table-cell office:value-type="float" office:value="1500.0">
            <text:p>1500.0</text:p>
          </table:table-cell>
          <table:table-cell office:value-type="float" office:value="3216.315">
            <text:p>3216.315</text:p>
          </table:table-cell>
          <table:table-cell office:value-type="float" office:value="24.0">
            <text:p>24.0</text:p>
          </table:table-cell>
          <table:table-cell office:value-type="float" office:value="9.340309771055285">
            <text:p>9.340309771055285</text:p>
          </table:table-cell>
          <table:table-cell office:value-type="float" office:value="50.0">
            <text:p>50.0</text:p>
          </table:table-cell>
          <table:table-cell office:value-type="float" office:value="35.0">
            <text:p>35.0</text:p>
          </table:table-cell>
          <table:table-cell office:value-type="float" office:value="10.589892305191343">
            <text:p>10.589892305191343</text:p>
          </table:table-cell>
          <table:table-cell office:value-type="float" office:value="30.0">
            <text:p>30.0</text:p>
          </table:table-cell>
          <table:table-cell office:value-type="float" office:value="3900">
            <text:p>3900</text:p>
          </table:table-cell>
          <table:table-cell office:value-type="float" office:value="10">
            <text:p>10</text:p>
          </table:table-cell>
          <table:table-cell office:value-type="float" office:value="13.497633054967366">
            <text:p>13.497633054967366</text:p>
          </table:table-cell>
          <table:table-cell office:value-type="float" office:value="7.410280747984946">
            <text:p>7.410280747984946</text:p>
          </table:table-cell>
          <table:table-cell office:value-type="float" office:value="76.77882967422019">
            <text:p>76.77882967422019</text:p>
          </table:table-cell>
          <table:table-cell office:value-type="float" office:value="44.81423400192409">
            <text:p>44.81423400192409</text:p>
          </table:table-cell>
          <table:table-cell office:value-type="float" office:value="10.589892305191343">
            <text:p>10.589892305191343</text:p>
          </table:table-cell>
          <table:table-cell office:value-type="float" office:value="17.760808076987477">
            <text:p>17.760808076987477</text:p>
          </table:table-cell>
          <table:table-cell office:value-type="float" office:value="6.508130600206503">
            <text:p>6.508130600206503</text:p>
          </table:table-cell>
          <table:table-cell office:value-type="float" office:value="8.995638421569952">
            <text:p>8.995638421569952</text:p>
          </table:table-cell>
          <table:table-cell office:value-type="float" office:value="2.4874217512475756">
            <text:p>2.4874217512475756</text:p>
          </table:table-cell>
          <table:table-cell office:value-type="float" office:value="149.4671935434468">
            <text:p>149.4671935434468</text:p>
          </table:table-cell>
          <table:table-cell office:value-type="float" office:value="3.6164508158128617">
            <text:p>3.6164508158128617</text:p>
          </table:table-cell>
          <table:table-cell office:value-type="float" office:value="2.616416213672782">
            <text:p>2.616416213672782</text:p>
          </table:table-cell>
          <table:table-cell office:value-type="float" office:value="0.5480468051532161">
            <text:p>0.5480468051532161</text:p>
          </table:table-cell>
          <table:table-cell office:value-type="float" office:value="0.3785809106579983">
            <text:p>0.3785809106579983</text:p>
          </table:table-cell>
          <table:table-cell office:value-type="float" office:value="5.758653607963311">
            <text:p>5.758653607963311</text:p>
          </table:table-cell>
          <table:table-cell office:value-type="float" office:value="3.589748946273439">
            <text:p>3.589748946273439</text:p>
          </table:table-cell>
          <table:table-cell office:value-type="float" office:value="57.83560176566493">
            <text:p>57.83560176566493</text:p>
          </table:table-cell>
          <table:table-cell office:value-type="float" office:value="15.973059419359739">
            <text:p>15.973059419359739</text:p>
          </table:table-cell>
          <table:table-cell office:value-type="float" office:value="19.169511247958837">
            <text:p>19.169511247958837</text:p>
          </table:table-cell>
          <table:table-cell office:value-type="float" office:value="15.75865360796331">
            <text:p>15.75865360796331</text:p>
          </table:table-cell>
          <table:table-cell office:value-type="float" office:value="3.5897489460436023">
            <text:p>3.5897489460436023</text:p>
          </table:table-cell>
          <table:table-cell office:value-type="float" office:value="411.08330359063956">
            <text:p>411.08330359063956</text:p>
          </table:table-cell>
          <table:table-cell office:value-type="float" office:value="95.58159331301829">
            <text:p>95.58159331301829</text:p>
          </table:table-cell>
          <table:table-cell office:value-type="float" office:value="15.973059419359739">
            <text:p>15.973059419359739</text:p>
          </table:table-cell>
          <table:table-cell office:value-type="float" office:value="470.9942318161743">
            <text:p>470.9942318161743</text:p>
          </table:table-cell>
          <table:table-cell office:value-type="float" office:value="38.666090517706095">
            <text:p>38.666090517706095</text:p>
          </table:table-cell>
          <table:table-cell office:value-type="float" office:value="15.973059411557966">
            <text:p>15.973059411557966</text:p>
          </table:table-cell>
          <table:table-cell office:value-type="float" office:value="254.32930655792066">
            <text:p>254.32930655792066</text:p>
          </table:table-cell>
          <table:table-cell office:value-type="float" office:value="5.758653607963311">
            <text:p>5.758653607963311</text:p>
          </table:table-cell>
          <table:table-cell office:value-type="float" office:value="3.589748946273439">
            <text:p>3.589748946273439</text:p>
          </table:table-cell>
          <table:table-cell office:value-type="float" office:value="254.32930655792066">
            <text:p>254.32930655792066</text:p>
          </table:table-cell>
          <table:table-cell office:value-type="float" office:value="23.97539386777048">
            <text:p>23.97539386777048</text:p>
          </table:table-cell>
          <table:table-cell office:value-type="float" office:value="22.18606274582683">
            <text:p>22.18606274582683</text:p>
          </table:table-cell>
          <table:table-cell office:value-type="float" office:value="53.164369809758355">
            <text:p>53.164369809758355</text:p>
          </table:table-cell>
        </table:table-row>
        <table:table-row>
          <table:table-cell table:style-name="pd1" office:value-type="float" office:value="7">
            <text:p>7</text:p>
          </table:table-cell>
          <table:table-cell office:value-type="float" office:value="1500.0">
            <text:p>1500.0</text:p>
          </table:table-cell>
          <table:table-cell office:value-type="float" office:value="3216.315">
            <text:p>3216.315</text:p>
          </table:table-cell>
          <table:table-cell office:value-type="float" office:value="24.0">
            <text:p>24.0</text:p>
          </table:table-cell>
          <table:table-cell office:value-type="float" office:value="9.340309771055285">
            <text:p>9.340309771055285</text:p>
          </table:table-cell>
          <table:table-cell office:value-type="float" office:value="50.0">
            <text:p>50.0</text:p>
          </table:table-cell>
          <table:table-cell office:value-type="float" office:value="35.0">
            <text:p>35.0</text:p>
          </table:table-cell>
          <table:table-cell office:value-type="float" office:value="10.589892305191343">
            <text:p>10.589892305191343</text:p>
          </table:table-cell>
          <table:table-cell office:value-type="float" office:value="30.0">
            <text:p>30.0</text:p>
          </table:table-cell>
          <table:table-cell office:value-type="float" office:value="4200">
            <text:p>4200</text:p>
          </table:table-cell>
          <table:table-cell office:value-type="float" office:value="10">
            <text:p>10</text:p>
          </table:table-cell>
          <table:table-cell office:value-type="float" office:value="13.05130007358099">
            <text:p>13.05130007358099</text:p>
          </table:table-cell>
          <table:table-cell office:value-type="float" office:value="7.250719682794125">
            <text:p>7.250719682794125</text:p>
          </table:table-cell>
          <table:table-cell office:value-type="float" office:value="77.36680683279815">
            <text:p>77.36680683279815</text:p>
          </table:table-cell>
          <table:table-cell office:value-type="float" office:value="45.21475770935848">
            <text:p>45.21475770935848</text:p>
          </table:table-cell>
          <table:table-cell office:value-type="float" office:value="10.589892305191343">
            <text:p>10.589892305191343</text:p>
          </table:table-cell>
          <table:table-cell office:value-type="float" office:value="17.39843163168644">
            <text:p>17.39843163168644</text:p>
          </table:table-cell>
          <table:table-cell office:value-type="float" office:value="6.8654460598314655">
            <text:p>6.8654460598314655</text:p>
          </table:table-cell>
          <table:table-cell office:value-type="float" office:value="9.366917161084046">
            <text:p>9.366917161084046</text:p>
          </table:table-cell>
          <table:table-cell office:value-type="float" office:value="2.502369294964252">
            <text:p>2.502369294964252</text:p>
          </table:table-cell>
          <table:table-cell office:value-type="float" office:value="163.0654532735836">
            <text:p>163.0654532735836</text:p>
          </table:table-cell>
          <table:table-cell office:value-type="float" office:value="3.74321934813297">
            <text:p>3.74321934813297</text:p>
          </table:table-cell>
          <table:table-cell office:value-type="float" office:value="2.7435782854462905">
            <text:p>2.7435782854462905</text:p>
          </table:table-cell>
          <table:table-cell office:value-type="float" office:value="0.5486912314806739">
            <text:p>0.5486912314806739</text:p>
          </table:table-cell>
          <table:table-cell office:value-type="float" office:value="0.5272454980742552">
            <text:p>0.5272454980742552</text:p>
          </table:table-cell>
          <table:table-cell office:value-type="float" office:value="5.060880374908493">
            <text:p>5.060880374908493</text:p>
          </table:table-cell>
          <table:table-cell office:value-type="float" office:value="3.503993129233277">
            <text:p>3.503993129233277</text:p>
          </table:table-cell>
          <table:table-cell office:value-type="float" office:value="51.312422544073684">
            <text:p>51.312422544073684</text:p>
          </table:table-cell>
          <table:table-cell office:value-type="float" office:value="13.619214166620603">
            <text:p>13.619214166620603</text:p>
          </table:table-cell>
          <table:table-cell office:value-type="float" office:value="9.469497902948888">
            <text:p>9.469497902948888</text:p>
          </table:table-cell>
          <table:table-cell office:value-type="float" office:value="15.060880374908493">
            <text:p>15.060880374908493</text:p>
          </table:table-cell>
          <table:table-cell office:value-type="float" office:value="3.5039931290249755">
            <text:p>3.5039931290249755</text:p>
          </table:table-cell>
          <table:table-cell office:value-type="float" office:value="410.6542789741215">
            <text:p>410.6542789741215</text:p>
          </table:table-cell>
          <table:table-cell office:value-type="float" office:value="88.03809364965832">
            <text:p>88.03809364965832</text:p>
          </table:table-cell>
          <table:table-cell office:value-type="float" office:value="13.619214166620603">
            <text:p>13.619214166620603</text:p>
          </table:table-cell>
          <table:table-cell office:value-type="float" office:value="465.8991470991199">
            <text:p>465.8991470991199</text:p>
          </table:table-cell>
          <table:table-cell office:value-type="float" office:value="41.842924641124796">
            <text:p>41.842924641124796</text:p>
          </table:table-cell>
          <table:table-cell office:value-type="float" office:value="13.619214164774991">
            <text:p>13.619214164774991</text:p>
          </table:table-cell>
          <table:table-cell office:value-type="float" office:value="259.1054878479037">
            <text:p>259.1054878479037</text:p>
          </table:table-cell>
          <table:table-cell office:value-type="float" office:value="5.060880374908493">
            <text:p>5.060880374908493</text:p>
          </table:table-cell>
          <table:table-cell office:value-type="float" office:value="3.503993129233277">
            <text:p>3.503993129233277</text:p>
          </table:table-cell>
          <table:table-cell office:value-type="float" office:value="259.1054878479037">
            <text:p>259.1054878479037</text:p>
          </table:table-cell>
          <table:table-cell office:value-type="float" office:value="26.847848026913862">
            <text:p>26.847848026913862</text:p>
          </table:table-cell>
          <table:table-cell office:value-type="float" office:value="22.12018784806132">
            <text:p>22.12018784806132</text:p>
          </table:table-cell>
          <table:table-cell office:value-type="float" office:value="53.5037113430093">
            <text:p>53.5037113430093</text:p>
          </table:table-cell>
        </table:table-row>
        <table:table-row>
          <table:table-cell table:style-name="pd1" office:value-type="float" office:value="8">
            <text:p>8</text:p>
          </table:table-cell>
          <table:table-cell office:value-type="float" office:value="1500.0">
            <text:p>1500.0</text:p>
          </table:table-cell>
          <table:table-cell office:value-type="float" office:value="3216.315">
            <text:p>3216.315</text:p>
          </table:table-cell>
          <table:table-cell office:value-type="float" office:value="24.0">
            <text:p>24.0</text:p>
          </table:table-cell>
          <table:table-cell office:value-type="float" office:value="9.340309771055285">
            <text:p>9.340309771055285</text:p>
          </table:table-cell>
          <table:table-cell office:value-type="float" office:value="50.0">
            <text:p>50.0</text:p>
          </table:table-cell>
          <table:table-cell office:value-type="float" office:value="35.0">
            <text:p>35.0</text:p>
          </table:table-cell>
          <table:table-cell office:value-type="float" office:value="10.589892305191343">
            <text:p>10.589892305191343</text:p>
          </table:table-cell>
          <table:table-cell office:value-type="float" office:value="30.0">
            <text:p>30.0</text:p>
          </table:table-cell>
          <table:table-cell office:value-type="float" office:value="4500">
            <text:p>4500</text:p>
          </table:table-cell>
          <table:table-cell office:value-type="float" office:value="10">
            <text:p>10</text:p>
          </table:table-cell>
          <table:table-cell office:value-type="float" office:value="12.6913457733271">
            <text:p>12.6913457733271</text:p>
          </table:table-cell>
          <table:table-cell office:value-type="float" office:value="7.126324042909791">
            <text:p>7.126324042909791</text:p>
          </table:table-cell>
          <table:table-cell office:value-type="float" office:value="77.86900983955299">
            <text:p>77.86900983955299</text:p>
          </table:table-cell>
          <table:table-cell office:value-type="float" office:value="45.71136943912569">
            <text:p>45.71136943912569</text:p>
          </table:table-cell>
          <table:table-cell office:value-type="float" office:value="10.589892305191343">
            <text:p>10.589892305191343</text:p>
          </table:table-cell>
          <table:table-cell office:value-type="float" office:value="16.960757088060323">
            <text:p>16.960757088060323</text:p>
          </table:table-cell>
          <table:table-cell office:value-type="float" office:value="7.149061946069305">
            <text:p>7.149061946069305</text:p>
          </table:table-cell>
          <table:table-cell office:value-type="float" office:value="9.821872474426412">
            <text:p>9.821872474426412</text:p>
          </table:table-cell>
          <table:table-cell office:value-type="float" office:value="2.67288156880509">
            <text:p>2.67288156880509</text:p>
          </table:table-cell>
          <table:table-cell office:value-type="float" office:value="170.05251977279602">
            <text:p>170.05251977279602</text:p>
          </table:table-cell>
          <table:table-cell office:value-type="float" office:value="3.674638109318578">
            <text:p>3.674638109318578</text:p>
          </table:table-cell>
          <table:table-cell office:value-type="float" office:value="2.6746646875436717">
            <text:p>2.6746646875436717</text:p>
          </table:table-cell>
          <table:table-cell office:value-type="float" office:value="0.5504318112966227">
            <text:p>0.5504318112966227</text:p>
          </table:table-cell>
          <table:table-cell office:value-type="float" office:value="0.5177324215001068">
            <text:p>0.5177324215001068</text:p>
          </table:table-cell>
          <table:table-cell office:value-type="float" office:value="4.524846220018958">
            <text:p>4.524846220018958</text:p>
          </table:table-cell>
          <table:table-cell office:value-type="float" office:value="3.4391873532947983">
            <text:p>3.4391873532947983</text:p>
          </table:table-cell>
          <table:table-cell office:value-type="float" office:value="52.425075560922664">
            <text:p>52.425075560922664</text:p>
          </table:table-cell>
          <table:table-cell office:value-type="float" office:value="14.000941642742928">
            <text:p>14.000941642742928</text:p>
          </table:table-cell>
          <table:table-cell office:value-type="float" office:value="10.660137589096621">
            <text:p>10.660137589096621</text:p>
          </table:table-cell>
          <table:table-cell office:value-type="float" office:value="14.524846220018958">
            <text:p>14.524846220018958</text:p>
          </table:table-cell>
          <table:table-cell office:value-type="float" office:value="3.439187353101735">
            <text:p>3.439187353101735</text:p>
          </table:table-cell>
          <table:table-cell office:value-type="float" office:value="410.3240312755836">
            <text:p>410.3240312755836</text:p>
          </table:table-cell>
          <table:table-cell office:value-type="float" office:value="89.44848312343521">
            <text:p>89.44848312343521</text:p>
          </table:table-cell>
          <table:table-cell office:value-type="float" office:value="14.000941642742928">
            <text:p>14.000941642742928</text:p>
          </table:table-cell>
          <table:table-cell office:value-type="float" office:value="466.9087479297248">
            <text:p>466.9087479297248</text:p>
          </table:table-cell>
          <table:table-cell office:value-type="float" office:value="41.76493797182604">
            <text:p>41.76493797182604</text:p>
          </table:table-cell>
          <table:table-cell office:value-type="float" office:value="14.000941640469911">
            <text:p>14.000941640469911</text:p>
          </table:table-cell>
          <table:table-cell office:value-type="float" office:value="258.9803917067342">
            <text:p>258.9803917067342</text:p>
          </table:table-cell>
          <table:table-cell office:value-type="float" office:value="4.524846220018958">
            <text:p>4.524846220018958</text:p>
          </table:table-cell>
          <table:table-cell office:value-type="float" office:value="3.4391873532947983">
            <text:p>3.4391873532947983</text:p>
          </table:table-cell>
          <table:table-cell office:value-type="float" office:value="258.9803917067342">
            <text:p>258.9803917067342</text:p>
          </table:table-cell>
          <table:table-cell office:value-type="float" office:value="27.098650510725054">
            <text:p>27.098650510725054</text:p>
          </table:table-cell>
          <table:table-cell office:value-type="float" office:value="22.063060046891458">
            <text:p>22.063060046891458</text:p>
          </table:table-cell>
          <table:table-cell office:value-type="float" office:value="53.58990027385512">
            <text:p>53.58990027385512</text:p>
          </table:table-cell>
        </table:table-row>
        <table:table-row>
          <table:table-cell table:style-name="pd1" office:value-type="float" office:value="9">
            <text:p>9</text:p>
          </table:table-cell>
          <table:table-cell office:value-type="float" office:value="1500.0">
            <text:p>1500.0</text:p>
          </table:table-cell>
          <table:table-cell office:value-type="float" office:value="3216.315">
            <text:p>3216.315</text:p>
          </table:table-cell>
          <table:table-cell office:value-type="float" office:value="24.0">
            <text:p>24.0</text:p>
          </table:table-cell>
          <table:table-cell office:value-type="float" office:value="9.340309771055285">
            <text:p>9.340309771055285</text:p>
          </table:table-cell>
          <table:table-cell office:value-type="float" office:value="50.0">
            <text:p>50.0</text:p>
          </table:table-cell>
          <table:table-cell office:value-type="float" office:value="35.0">
            <text:p>35.0</text:p>
          </table:table-cell>
          <table:table-cell office:value-type="float" office:value="10.589892305191343">
            <text:p>10.589892305191343</text:p>
          </table:table-cell>
          <table:table-cell office:value-type="float" office:value="30.0">
            <text:p>30.0</text:p>
          </table:table-cell>
          <table:table-cell office:value-type="float" office:value="4800">
            <text:p>4800</text:p>
          </table:table-cell>
          <table:table-cell office:value-type="float" office:value="10">
            <text:p>10</text:p>
          </table:table-cell>
          <table:table-cell office:value-type="float" office:value="12.339115660666096">
            <text:p>12.339115660666096</text:p>
          </table:table-cell>
          <table:table-cell office:value-type="float" office:value="7.0073330898031525">
            <text:p>7.0073330898031525</text:p>
          </table:table-cell>
          <table:table-cell office:value-type="float" office:value="78.37582472327523">
            <text:p>78.37582472327523</text:p>
          </table:table-cell>
          <table:table-cell office:value-type="float" office:value="46.226282117014534">
            <text:p>46.226282117014534</text:p>
          </table:table-cell>
          <table:table-cell office:value-type="float" office:value="10.589892305191343">
            <text:p>10.589892305191343</text:p>
          </table:table-cell>
          <table:table-cell office:value-type="float" office:value="16.520149285161693">
            <text:p>16.520149285161693</text:p>
          </table:table-cell>
          <table:table-cell office:value-type="float" office:value="7.423666966445321">
            <text:p>7.423666966445321</text:p>
          </table:table-cell>
          <table:table-cell office:value-type="float" office:value="10.29244944756605">
            <text:p>10.29244944756605</text:p>
          </table:table-cell>
          <table:table-cell office:value-type="float" office:value="2.8685293674437213">
            <text:p>2.8685293674437213</text:p>
          </table:table-cell>
          <table:table-cell office:value-type="float" office:value="174.96025022563137">
            <text:p>174.96025022563137</text:p>
          </table:table-cell>
          <table:table-cell office:value-type="float" office:value="3.588057896279488">
            <text:p>3.588057896279488</text:p>
          </table:table-cell>
          <table:table-cell office:value-type="float" office:value="2.587969658146081">
            <text:p>2.587969658146081</text:p>
          </table:table-cell>
          <table:table-cell office:value-type="float" office:value="0.5525699016949577">
            <text:p>0.5525699016949577</text:p>
          </table:table-cell>
          <table:table-cell office:value-type="float" office:value="0.4802033451481605">
            <text:p>0.4802033451481605</text:p>
          </table:table-cell>
          <table:table-cell office:value-type="float" office:value="4.010626220707252">
            <text:p>4.010626220707252</text:p>
          </table:table-cell>
          <table:table-cell office:value-type="float" office:value="3.3778856638871155">
            <text:p>3.3778856638871155</text:p>
          </table:table-cell>
          <table:table-cell office:value-type="float" office:value="54.913684844973375">
            <text:p>54.913684844973375</text:p>
          </table:table-cell>
          <table:table-cell office:value-type="float" office:value="14.88378811287957">
            <text:p>14.88378811287957</text:p>
          </table:table-cell>
          <table:table-cell office:value-type="float" office:value="14.29235560813305">
            <text:p>14.29235560813305</text:p>
          </table:table-cell>
          <table:table-cell office:value-type="float" office:value="14.010626220707252">
            <text:p>14.010626220707252</text:p>
          </table:table-cell>
          <table:table-cell office:value-type="float" office:value="3.3778856637076764">
            <text:p>3.3778856637076764</text:p>
          </table:table-cell>
          <table:table-cell office:value-type="float" office:value="410.0066851349588">
            <text:p>410.0066851349588</text:p>
          </table:table-cell>
          <table:table-cell office:value-type="float" office:value="92.48160038471087">
            <text:p>92.48160038471087</text:p>
          </table:table-cell>
          <table:table-cell office:value-type="float" office:value="14.88378811287957">
            <text:p>14.88378811287957</text:p>
          </table:table-cell>
          <table:table-cell office:value-type="float" office:value="469.02983873380913">
            <text:p>469.02983873380913</text:p>
          </table:table-cell>
          <table:table-cell office:value-type="float" office:value="40.621329236840324">
            <text:p>40.621329236840324</text:p>
          </table:table-cell>
          <table:table-cell office:value-type="float" office:value="14.883788108752903">
            <text:p>14.883788108752903</text:p>
          </table:table-cell>
          <table:table-cell office:value-type="float" office:value="257.2513463993851">
            <text:p>257.2513463993851</text:p>
          </table:table-cell>
          <table:table-cell office:value-type="float" office:value="4.010626220707252">
            <text:p>4.010626220707252</text:p>
          </table:table-cell>
          <table:table-cell office:value-type="float" office:value="3.3778856638871155">
            <text:p>3.3778856638871155</text:p>
          </table:table-cell>
          <table:table-cell office:value-type="float" office:value="257.2513463993851">
            <text:p>257.2513463993851</text:p>
          </table:table-cell>
          <table:table-cell office:value-type="float" office:value="26.515060300438638">
            <text:p>26.515060300438638</text:p>
          </table:table-cell>
          <table:table-cell office:value-type="float" office:value="22.0083699918981">
            <text:p>22.0083699918981</text:p>
          </table:table-cell>
          <table:table-cell office:value-type="float" office:value="53.518187407164696">
            <text:p>53.518187407164696</text:p>
          </table:table-cell>
        </table:table-row>
        <table:table-row>
          <table:table-cell table:style-name="pd1" office:value-type="float" office:value="10">
            <text:p>10</text:p>
          </table:table-cell>
          <table:table-cell office:value-type="float" office:value="1500.0">
            <text:p>1500.0</text:p>
          </table:table-cell>
          <table:table-cell office:value-type="float" office:value="3216.315">
            <text:p>3216.315</text:p>
          </table:table-cell>
          <table:table-cell office:value-type="float" office:value="24.0">
            <text:p>24.0</text:p>
          </table:table-cell>
          <table:table-cell office:value-type="float" office:value="9.340309771055285">
            <text:p>9.340309771055285</text:p>
          </table:table-cell>
          <table:table-cell office:value-type="float" office:value="50.0">
            <text:p>50.0</text:p>
          </table:table-cell>
          <table:table-cell office:value-type="float" office:value="35.0">
            <text:p>35.0</text:p>
          </table:table-cell>
          <table:table-cell office:value-type="float" office:value="10.589892305191343">
            <text:p>10.589892305191343</text:p>
          </table:table-cell>
          <table:table-cell office:value-type="float" office:value="30.0">
            <text:p>30.0</text:p>
          </table:table-cell>
          <table:table-cell office:value-type="float" office:value="5100">
            <text:p>5100</text:p>
          </table:table-cell>
          <table:table-cell office:value-type="float" office:value="10">
            <text:p>10</text:p>
          </table:table-cell>
          <table:table-cell office:value-type="float" office:value="12.062245773476377">
            <text:p>12.062245773476377</text:p>
          </table:table-cell>
          <table:table-cell office:value-type="float" office:value="6.9154725736343">
            <text:p>6.9154725736343</text:p>
          </table:table-cell>
          <table:table-cell office:value-type="float" office:value="78.78301836770382">
            <text:p>78.78301836770382</text:p>
          </table:table-cell>
          <table:table-cell office:value-type="float" office:value="46.70603155180669">
            <text:p>46.70603155180669</text:p>
          </table:table-cell>
          <table:table-cell office:value-type="float" office:value="10.589892305191343">
            <text:p>10.589892305191343</text:p>
          </table:table-cell>
          <table:table-cell office:value-type="float" office:value="16.121336649569066">
            <text:p>16.121336649569066</text:p>
          </table:table-cell>
          <table:table-cell office:value-type="float" office:value="7.637721977679548">
            <text:p>7.637721977679548</text:p>
          </table:table-cell>
          <table:table-cell office:value-type="float" office:value="10.730035713104849">
            <text:p>10.730035713104849</text:p>
          </table:table-cell>
          <table:table-cell office:value-type="float" office:value="3.0921672286532216">
            <text:p>3.0921672286532216</text:p>
          </table:table-cell>
          <table:table-cell office:value-type="float" office:value="178.22174252329384">
            <text:p>178.22174252329384</text:p>
          </table:table-cell>
          <table:table-cell office:value-type="float" office:value="3.4700696694784727">
            <text:p>3.4700696694784727</text:p>
          </table:table-cell>
          <table:table-cell office:value-type="float" office:value="2.470022289514439">
            <text:p>2.470022289514439</text:p>
          </table:table-cell>
          <table:table-cell office:value-type="float" office:value="0.5542686337561259">
            <text:p>0.5542686337561259</text:p>
          </table:table-cell>
          <table:table-cell office:value-type="float" office:value="0.4261760224900341">
            <text:p>0.4261760224900341</text:p>
          </table:table-cell>
          <table:table-cell office:value-type="float" office:value="3.607440185542316">
            <text:p>3.607440185542316</text:p>
          </table:table-cell>
          <table:table-cell office:value-type="float" office:value="3.3304092437161428">
            <text:p>3.3304092437161428</text:p>
          </table:table-cell>
          <table:table-cell office:value-type="float" office:value="58.702529907240205">
            <text:p>58.702529907240205</text:p>
          </table:table-cell>
          <table:table-cell office:value-type="float" office:value="16.307492341331645">
            <text:p>16.307492341331645</text:p>
          </table:table-cell>
          <table:table-cell office:value-type="float" office:value="19.25905891671789">
            <text:p>19.25905891671789</text:p>
          </table:table-cell>
          <table:table-cell office:value-type="float" office:value="13.607440185542316">
            <text:p>13.607440185542316</text:p>
          </table:table-cell>
          <table:table-cell office:value-type="float" office:value="3.330409243546748">
            <text:p>3.330409243546748</text:p>
          </table:table-cell>
          <table:table-cell office:value-type="float" office:value="409.75749834246875">
            <text:p>409.75749834246875</text:p>
          </table:table-cell>
          <table:table-cell office:value-type="float" office:value="97.07372531739577">
            <text:p>97.07372531739577</text:p>
          </table:table-cell>
          <table:table-cell office:value-type="float" office:value="16.307492341331645">
            <text:p>16.307492341331645</text:p>
          </table:table-cell>
          <table:table-cell office:value-type="float" office:value="472.21790225000257">
            <text:p>472.21790225000257</text:p>
          </table:table-cell>
          <table:table-cell office:value-type="float" office:value="39.443470990522314">
            <text:p>39.443470990522314</text:p>
          </table:table-cell>
          <table:table-cell office:value-type="float" office:value="16.307492332867852">
            <text:p>16.307492332867852</text:p>
          </table:table-cell>
          <table:table-cell office:value-type="float" office:value="255.47594910627367">
            <text:p>255.47594910627367</text:p>
          </table:table-cell>
          <table:table-cell office:value-type="float" office:value="3.607440185542316">
            <text:p>3.607440185542316</text:p>
          </table:table-cell>
          <table:table-cell office:value-type="float" office:value="3.3304092437161428">
            <text:p>3.3304092437161428</text:p>
          </table:table-cell>
          <table:table-cell office:value-type="float" office:value="255.47594910627367">
            <text:p>255.47594910627367</text:p>
          </table:table-cell>
          <table:table-cell office:value-type="float" office:value="25.844699478463955">
            <text:p>25.844699478463955</text:p>
          </table:table-cell>
          <table:table-cell office:value-type="float" office:value="21.956476746896815">
            <text:p>21.956476746896815</text:p>
          </table:table-cell>
          <table:table-cell office:value-type="float" office:value="53.39500217538156">
            <text:p>53.39500217538156</text:p>
          </table:table-cell>
        </table:table-row>
        <table:table-row>
          <table:table-cell table:style-name="pd1" office:value-type="float" office:value="11">
            <text:p>11</text:p>
          </table:table-cell>
          <table:table-cell office:value-type="float" office:value="1500.0">
            <text:p>1500.0</text:p>
          </table:table-cell>
          <table:table-cell office:value-type="float" office:value="3216.315">
            <text:p>3216.315</text:p>
          </table:table-cell>
          <table:table-cell office:value-type="float" office:value="24.0">
            <text:p>24.0</text:p>
          </table:table-cell>
          <table:table-cell office:value-type="float" office:value="9.340309771055285">
            <text:p>9.340309771055285</text:p>
          </table:table-cell>
          <table:table-cell office:value-type="float" office:value="50.0">
            <text:p>50.0</text:p>
          </table:table-cell>
          <table:table-cell office:value-type="float" office:value="35.0">
            <text:p>35.0</text:p>
          </table:table-cell>
          <table:table-cell office:value-type="float" office:value="10.589892305191343">
            <text:p>10.589892305191343</text:p>
          </table:table-cell>
          <table:table-cell office:value-type="float" office:value="30.0">
            <text:p>30.0</text:p>
          </table:table-cell>
          <table:table-cell office:value-type="float" office:value="5400">
            <text:p>5400</text:p>
          </table:table-cell>
          <table:table-cell office:value-type="float" office:value="10">
            <text:p>10</text:p>
          </table:table-cell>
          <table:table-cell office:value-type="float" office:value="11.798322101025235">
            <text:p>11.798322101025235</text:p>
          </table:table-cell>
          <table:table-cell office:value-type="float" office:value="6.829597217371169">
            <text:p>6.829597217371169</text:p>
          </table:table-cell>
          <table:table-cell office:value-type="float" office:value="79.18246665718699">
            <text:p>79.18246665718699</text:p>
          </table:table-cell>
          <table:table-cell office:value-type="float" office:value="47.10468430541664">
            <text:p>47.10468430541664</text:p>
          </table:table-cell>
          <table:table-cell office:value-type="float" office:value="10.589892305191343">
            <text:p>10.589892305191343</text:p>
          </table:table-cell>
          <table:table-cell office:value-type="float" office:value="15.798275318732047">
            <text:p>15.798275318732047</text:p>
          </table:table-cell>
          <table:table-cell office:value-type="float" office:value="7.839933438671114">
            <text:p>7.839933438671114</text:p>
          </table:table-cell>
          <table:table-cell office:value-type="float" office:value="11.095034558349392">
            <text:p>11.095034558349392</text:p>
          </table:table-cell>
          <table:table-cell office:value-type="float" office:value="3.255255581901805">
            <text:p>3.255255581901805</text:p>
          </table:table-cell>
          <table:table-cell office:value-type="float" office:value="183.66981541189796">
            <text:p>183.66981541189796</text:p>
          </table:table-cell>
          <table:table-cell office:value-type="float" office:value="3.408345145012357">
            <text:p>3.408345145012357</text:p>
          </table:table-cell>
          <table:table-cell office:value-type="float" office:value="2.4083925951186975">
            <text:p>2.4083925951186975</text:p>
          </table:table-cell>
          <table:table-cell office:value-type="float" office:value="0.5549894498211835">
            <text:p>0.5549894498211835</text:p>
          </table:table-cell>
          <table:table-cell office:value-type="float" office:value="0.417960517928656">
            <text:p>0.417960517928656</text:p>
          </table:table-cell>
          <table:table-cell office:value-type="float" office:value="3.20568828582833">
            <text:p>3.20568828582833</text:p>
          </table:table-cell>
          <table:table-cell office:value-type="float" office:value="3.283612271678697">
            <text:p>3.283612271678697</text:p>
          </table:table-cell>
          <table:table-cell office:value-type="float" office:value="59.949499607086636">
            <text:p>59.949499607086636</text:p>
          </table:table-cell>
          <table:table-cell office:value-type="float" office:value="16.79775585865289">
            <text:p>16.79775585865289</text:p>
          </table:table-cell>
          <table:table-cell office:value-type="float" office:value="20.251561205729672">
            <text:p>20.251561205729672</text:p>
          </table:table-cell>
          <table:table-cell office:value-type="float" office:value="13.20568828582833">
            <text:p>13.20568828582833</text:p>
          </table:table-cell>
          <table:table-cell office:value-type="float" office:value="3.283612271518782">
            <text:p>3.283612271518782</text:p>
          </table:table-cell>
          <table:table-cell office:value-type="float" office:value="409.5088828106941">
            <text:p>409.5088828106941</text:p>
          </table:table-cell>
          <table:table-cell office:value-type="float" office:value="98.62887567404312">
            <text:p>98.62887567404312</text:p>
          </table:table-cell>
          <table:table-cell office:value-type="float" office:value="16.79775585865289">
            <text:p>16.79775585865289</text:p>
          </table:table-cell>
          <table:table-cell office:value-type="float" office:value="473.3131615296525">
            <text:p>473.3131615296525</text:p>
          </table:table-cell>
          <table:table-cell office:value-type="float" office:value="39.697938401356964">
            <text:p>39.697938401356964</text:p>
          </table:table-cell>
          <table:table-cell office:value-type="float" office:value="16.79775584857824">
            <text:p>16.79775584857824</text:p>
          </table:table-cell>
          <table:table-cell office:value-type="float" office:value="255.84615792601952">
            <text:p>255.84615792601952</text:p>
          </table:table-cell>
          <table:table-cell office:value-type="float" office:value="3.20568828582833">
            <text:p>3.20568828582833</text:p>
          </table:table-cell>
          <table:table-cell office:value-type="float" office:value="3.283612271678697">
            <text:p>3.283612271678697</text:p>
          </table:table-cell>
          <table:table-cell office:value-type="float" office:value="255.84615792601952">
            <text:p>255.84615792601952</text:p>
          </table:table-cell>
          <table:table-cell office:value-type="float" office:value="26.269421137581624">
            <text:p>26.269421137581624</text:p>
          </table:table-cell>
          <table:table-cell office:value-type="float" office:value="21.91497084714041">
            <text:p>21.91497084714041</text:p>
          </table:table-cell>
          <table:table-cell office:value-type="float" office:value="53.54284218305908">
            <text:p>53.5428421830590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